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GTP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点阵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3T12:06:35.413328763</meta:creation-date>
    <meta:generator>LibreOffice/4.1.0.1$Linux_X86_64 LibreOffice_project/410$Build-1</meta:generator>
    <dc:date>2013-10-03T12:52:40.210982930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5" meta:non-whitespace-character-count="5"/>
  </office:meta>
</office:document-meta>
</file>